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2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3.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2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4.15cm"/>
    </style:style>
    <style:style style:name="gr7" style:family="graphic" style:parent-style-name="standard" style:list-style-name="L2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1.95cm"/>
    </style:style>
    <style:style style:name="gr8" style:family="graphic" style:parent-style-name="standard">
      <style:graphic-properties svg:stroke-width="0.051cm" svg:stroke-color="#000000" draw:marker-start-width="0.352cm" draw:marker-end-width="0.352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 style:list-style-name="L2">
      <style:graphic-properties draw:stroke="none" svg:stroke-width="0.051cm" svg:stroke-color="#000000" draw:marker-start-width="0.352cm" draw:marker-end-width="0.352cm" draw:fill="none" draw:fill-color="#ffffff" draw:auto-grow-height="true" draw:auto-grow-width="false" fo:max-height="0cm" fo:min-height="0.95cm"/>
    </style:style>
    <style:style style:name="gr10" style:family="graphic" style:parent-style-name="standard" style:list-style-name="L2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2.05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width="0.051cm" draw:marker-start="Arrow" draw:marker-start-width="0.376cm" draw:marker-end="Arrow" draw:marker-end-width="0.3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Courier 10 Pitch'" style:font-pitch="fixed"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family="'LM Sans 10'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family="'Courier 10 Pitch'" style:font-pitch="fixed"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LM Sans 10'" style:font-family-generic="swiss" style:font-pitch="variable"/>
    </style:style>
    <style:style style:name="T3" style:family="text">
      <style:text-properties fo:color="#000000" fo:font-family="'Courier 10 Pitch'" style:font-pitch="fixed"/>
    </style:style>
    <style:style style:name="T4" style:family="text">
      <style:text-properties fo:font-family="'Courier 10 Pitch'" style:font-pitch="fixed"/>
    </style:style>
    <style:style style:name="T5" style:family="text">
      <style:text-properties fo:font-family="'LM Sans 10'" style:font-family-generic="swiss" style:font-pitch="variable" style:text-underline-style="none" fo:font-weight="bold" style:font-weight-asian="bold" style:font-weight-complex="bold"/>
    </style:style>
    <style:style style:name="T6" style:family="text">
      <style:text-properties fo:font-family="'LM Sans 10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1.2cm" svg:x="6.608cm" svg:y="7.747cm">
          <text:p text:style-name="P1"><text:span text:style-name="T1">Analysis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6.566cm" svg:x="6.608cm" svg:y="7.7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6cm" svg:height="5.183cm" svg:x="6.608cm" svg:y="8.947cm">
          <draw:text-box>
            <text:list text:style-name="L2">
              <text:list-item>
                <text:p text:style-name="P3"><text:span text:style-name="T2">Controls the work flow.</text:span></text:p>
              </text:list-item>
              <text:list-item>
                <text:p text:style-name="P3"><text:span text:style-name="T2">Defines the EL algorithm.</text:span></text:p>
              </text:list-item>
              <text:list-item>
                <text:p text:style-name="P3"><text:span text:style-name="T2">Contains the methods executed by EL, i.e. initialize(), execute(),...</text:span></text:p>
              </text:list-item>
              <text:list-item>
                <text:p text:style-name="P3"><text:span text:style-name="T2">Declares and executes all “handlers” and the “selector”, i.e. these are plugged in to the EL work-flow through this class.</text:span></text:p>
              </text:list-item>
              <text:list-item>
                <text:p text:style-name="P3"><text:span text:style-name="T2">Has access to the TEvent, and pass it on to the Handlers</text:span></text:p>
              </text:list-item>
            </text:list>
          </draw:text-box>
        </draw:frame>
        <draw:custom-shape draw:style-name="gr4" draw:text-style-name="P4" draw:layer="layout" svg:width="7.4cm" svg:height="1.2cm" svg:x="7.352cm" svg:y="0.112cm">
          <text:p text:style-name="P4"><text:span text:style-name="T3">&lt;</text:span><text:span text:style-name="T1">Object</text:span><text:span text:style-name="T3">&gt;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cm" svg:height="5.8cm" svg:x="7.352cm" svg:y="0.11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7.8cm" svg:height="4.4cm" svg:x="7.352cm" svg:y="1.312cm">
          <draw:text-box>
            <text:list text:style-name="L2">
              <text:list-item>
                <text:p text:style-name="P3"><text:span text:style-name="T4">&lt;Object&gt;</text:span><text:span text:style-name="T2"> is:</text:span></text:p>
                <text:p text:style-name="P3"><text:span text:style-name="T2">Electron, FatJet, Jet, Muon, Photon, Tau, TrackJet, TruthParticle. <text:s text:c="2"/></text:span></text:p>
              </text:list-item>
              <text:list-item>
                <text:p text:style-name="P3"><text:span text:style-name="T2">Applies calibrations (where appropriate) including sys. variations.</text:span></text:p>
              </text:list-item>
              <text:list-item>
                <text:p text:style-name="P3"><text:span text:style-name="T2">Classifies particles and attaches corresponding flags to each particle for each sys. variation (HSG5 specific, e.g. 'isVHLooseElectron').</text:span></text:p>
              </text:list-item>
            </text:list>
          </draw:text-box>
        </draw:frame>
        <draw:custom-shape draw:style-name="gr4" draw:text-style-name="P4" draw:layer="layout" svg:width="7.6cm" svg:height="1.2cm" svg:x="15.352cm" svg:y="5.512cm">
          <text:p text:style-name="P4"><text:span text:style-name="T1">MET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cm" svg:height="3.4cm" svg:x="15.352cm" svg:y="5.51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8cm" svg:height="2.306cm" svg:x="15.352cm" svg:y="6.712cm">
          <draw:text-box>
            <text:list text:style-name="L2">
              <text:list-item>
                <text:p text:style-name="P3"><text:span text:style-name="T2">Rebuilds the MET from calibrated objects, including sys. varations.</text:span></text:p>
              </text:list-item>
              <text:list-item>
                <text:p text:style-name="P3"><text:span text:style-name="T2">Uses 'official' METRebuilder tool (which implements its own overlap removal.) </text:span></text:p>
              </text:list-item>
            </text:list>
          </draw:text-box>
        </draw:frame>
        <draw:custom-shape draw:style-name="gr4" draw:text-style-name="P4" draw:layer="layout" svg:width="7.1cm" svg:height="1.2cm" svg:x="14.652cm" svg:y="10.612cm">
          <text:p text:style-name="P4"><text:span text:style-name="T1">EventSele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1cm" svg:height="4.3cm" svg:x="14.652cm" svg:y="10.6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cm" svg:height="1.2cm" svg:x="0.152cm" svg:y="3.512cm">
          <text:p text:style-name="P4"><text:span text:style-name="T1">EventInfo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6cm" svg:height="4cm" svg:x="0.152cm" svg:y="3.512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7.1cm" svg:height="3.539cm" svg:x="14.652cm" svg:y="11.812cm">
          <draw:text-box>
            <text:list text:style-name="L2">
              <text:list-item>
                <text:p text:style-name="P3"><text:span text:style-name="T2">Applies event level selection.</text:span></text:p>
              </text:list-item>
              <text:list-item>
                <text:p text:style-name="P3"><text:span text:style-name="T2">Uses 'official' overlap removal tool for resolving conflicts for object appearing in multiple containers. </text:span></text:p>
              </text:list-item>
              <text:list-item>
                <text:p text:style-name="P3"><text:span text:style-name="T2">Apart from the overlap removal, the selection is HSG5 specific. 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3" draw:layer="layout" svg:width="5.7cm" svg:height="2.717cm" svg:x="0.152cm" svg:y="4.712cm">
          <draw:text-box>
            <text:list text:style-name="L2">
              <text:list-item>
                <text:p text:style-name="P3"><text:span text:style-name="T2">Holds event level info, e.g. run/event number, GRL pass/fail, MC event weight, vertex info,...</text:span></text:p>
              </text:list-item>
              <text:list-item>
                <text:p text:style-name="P3"><text:span text:style-name="T2">Visible to Particle Handlers </text:span></text:p>
              </text:list-item>
            </text:list>
          </draw:text-box>
        </draw:frame>
        <draw:frame draw:style-name="gr11" draw:text-style-name="P3" draw:layer="layout" svg:width="4.808cm" svg:height="1.484cm" svg:x="0.653cm" svg:y="7.914cm">
          <draw:text-box>
            <text:p text:style-name="P3"><text:span text:style-name="T5">Note:</text:span><text:span text:style-name="T2"> Trigger info is still not accessible in current xAODs (</text:span><text:span text:style-name="T2"><text:a xlink:href="https://its.cern.ch/jira/browse/ATR-9876" xlink:type="simple">JIRA</text:a></text:span><text:span text:style-name="T2">) </text:span></text:p>
          </draw:text-box>
        </draw:frame>
        <draw:frame draw:style-name="gr12" draw:text-style-name="P3" draw:layer="layout" svg:width="5cm" svg:height="1.484cm" svg:x="0.889cm" svg:y="11.557cm">
          <draw:text-box>
            <text:p text:style-name="P3"><text:span text:style-name="T6">Note:</text:span><text:span text:style-name="T2"> Each Handler retrieves/writes data from/to TEvent directly. </text:span></text:p>
          </draw:text-box>
        </draw:frame>
        <draw:frame draw:style-name="gr11" draw:text-style-name="P3" draw:layer="layout" svg:width="4.808cm" svg:height="1.484cm" svg:x="15.258cm" svg:y="0.508cm">
          <draw:text-box>
            <text:p text:style-name="P3"><text:span text:style-name="T5">Note:</text:span><text:span text:style-name="T2"> “Object” is mostly <text:s/>for “physics object” or “particle”</text:span></text:p>
          </draw:text-box>
        </draw:frame>
        <draw:line draw:style-name="gr13" draw:text-style-name="P5" draw:layer="layout" svg:x1="13.065cm" svg:y1="8.239cm" svg:x2="15.351cm" svg:y2="7.223cm">
          <text:p/>
        </draw:line>
        <draw:line draw:style-name="gr13" draw:text-style-name="P5" draw:layer="layout" svg:x1="13.065cm" svg:y1="11.795cm" svg:x2="14.716cm" svg:y2="12.303cm">
          <text:p/>
        </draw:line>
        <draw:line draw:style-name="gr13" draw:text-style-name="P5" draw:layer="layout" svg:x1="10.398cm" svg:y1="7.731cm" svg:x2="10.652cm" svg:y2="5.953cm">
          <text:p/>
        </draw:line>
        <draw:line draw:style-name="gr13" draw:text-style-name="P5" draw:layer="layout" svg:x1="7.604cm" svg:y1="7.731cm" svg:x2="5.842cm" svg:y2="5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3.114cm" fo:page-height="15.1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uescher</meta:initial-creator>
    <meta:creation-date>2015-02-14T16:07:44</meta:creation-date>
    <dc:date>2015-02-14T16:19:51</dc:date>
    <dc:creator>Daniel Buescher</dc:creator>
    <meta:editing-duration>PT1M38S</meta:editing-duration>
    <meta:editing-cycles>2</meta:editing-cycles>
    <meta:generator>LibreOffice/4.0.4.2$Linux_X86_64 LibreOffice_project/400m0$Build-2</meta:generator>
    <meta:document-statistic meta:object-count="22"/>
  </office:meta>
</office:document-meta>
</file>